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quest.RenderRequest( String servletPath , String pathInfo , javax . portlet . RenderRequest request , Portlet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quest.getRend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